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874" officeooo:paragraph-rsid="0006d874"/>
    </style:style>
    <style:style style:name="P2" style:family="paragraph" style:parent-style-name="Standard">
      <style:text-properties officeooo:rsid="0008d007" officeooo:paragraph-rsid="0008d007"/>
    </style:style>
    <style:style style:name="P3" style:family="paragraph" style:parent-style-name="Standard">
      <style:text-properties officeooo:rsid="000a1e36" officeooo:paragraph-rsid="000be846"/>
    </style:style>
    <style:style style:name="P4" style:family="paragraph" style:parent-style-name="Standard">
      <style:text-properties officeooo:rsid="000be846" officeooo:paragraph-rsid="000be846"/>
    </style:style>
    <style:style style:name="P5" style:family="paragraph" style:parent-style-name="Standard">
      <style:text-properties officeooo:rsid="000be846" officeooo:paragraph-rsid="000eeb09"/>
    </style:style>
    <style:style style:name="P6" style:family="paragraph" style:parent-style-name="Standard">
      <style:paragraph-properties fo:break-before="page"/>
      <style:text-properties officeooo:rsid="00052aa1"/>
    </style:style>
    <style:style style:name="T1" style:family="text">
      <style:text-properties officeooo:rsid="0008d007"/>
    </style:style>
    <style:style style:name="T2" style:family="text">
      <style:text-properties fo:font-size="14pt"/>
    </style:style>
    <style:style style:name="T3" style:family="text">
      <style:text-properties officeooo:rsid="000db99d"/>
    </style:style>
    <style:style style:name="T4" style:family="text">
      <style:text-properties officeooo:rsid="000eeb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)</text:span></text:p>
      <text:p text:style-name="P2"><text:tab/>a)<text:tab/>ping -c [count] [target]</text:p>
      <text:p text:style-name="P3"><text:tab/></text:p>
      <text:p text:style-name="P4"><text:tab/>b<text:span text:style-name="T3">)</text:span><text:span text:style-name="T2"><text:tab/></text:span>ping -i [interval] [target]</text:p>
      <text:p text:style-name="P4"/>
      <text:p text:style-name="P4"><text:tab/>c)</text:p>
      <text:p text:style-name="P5">i) ping -l [preload][target] <text:span text:style-name="T4">is used to send ECHO_REQUEST packets to the destination one after another without waiting for a reply</text:span></text:p>
      <text:p text:style-name="P4">ii) 3 packets</text:p>
      <text:p text:style-name="P4"/>
      <text:p text:style-name="P4">d)</text:p>
      <text:p text:style-name="P4">i)ping -s [packet_size] [target]</text:p>
      <text:p text:style-name="P4">ii)72 bytes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46cm" fo:margin-right="1.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1:01:00.534577382</meta:creation-date>
    <dc:date>2018-01-29T21:08:27.805601486</dc:date>
    <meta:editing-duration>PT7M2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10" meta:word-count="43" meta:character-count="253" meta:non-whitespace-character-count="215"/>
  </office:meta>
</office:document-meta>
</file>